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/>
    <style:font-face style:name="DejaVu Sans" svg:font-family="'DejaVu Sans'" style:font-family-generic="swiss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Source Code Pro" svg:font-family="'Source Code Pro'" style:font-pitch="fixed"/>
    <style:font-face style:name="Source Code Variable" svg:font-family="'Source Code Variable'" style:font-pitch="fixed"/>
    <style:font-face style:name="Source Han Sans CN" svg:font-family="'Source Han Sans CN'" style:font-family-generic="system" style:font-pitch="variable"/>
    <style:font-face style:name="Source Sans Variable" svg:font-family="'Source Sans Variable'" style:font-family-generic="swiss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7fd6" officeooo:paragraph-rsid="001a999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cc84" officeooo:paragraph-rsid="001bcc8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cace9" officeooo:paragraph-rsid="001cace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dca18" officeooo:paragraph-rsid="001dca1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a999b" officeooo:paragraph-rsid="001a999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757f" officeooo:paragraph-rsid="0016757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3pt" fo:font-weight="bold" officeooo:rsid="0016757f" officeooo:paragraph-rsid="0016757f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16757f" officeooo:paragraph-rsid="0016757f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17740d" officeooo:paragraph-rsid="001774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40d" officeooo:paragraph-rsid="0017740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87fd6" officeooo:paragraph-rsid="00187f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962ab" officeooo:paragraph-rsid="001962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bold" officeooo:rsid="00187fd6" officeooo:paragraph-rsid="00187fd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ans" fo:font-size="12pt" fo:font-weight="normal" officeooo:rsid="001a999b" officeooo:paragraph-rsid="001a999b" style:font-size-asian="10.5pt" style:font-weight-asian="normal" style:font-size-complex="12pt" style:font-weight-complex="normal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-color="#ffff00"/>
      <style:text-properties fo:font-style="italic" style:font-style-asian="italic" style:font-style-complex="italic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</style:style>
    <style:style style:name="T1" style:family="text">
      <style:text-properties officeooo:rsid="0017740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a999b"/>
    </style:style>
    <style:style style:name="T5" style:family="text">
      <style:text-properties style:text-position="super 58%" style:font-name="DejaVu Sans Condensed" style:font-name-asian="DejaVu Sans Condensed" style:font-name-complex="DejaVu Sans Condensed"/>
    </style:style>
    <style:style style:name="T6" style:family="text">
      <style:text-properties style:text-position="super 58%" style:font-name="DejaVu Sans Condensed" officeooo:rsid="001dca18" style:font-name-asian="DejaVu Sans Condensed" style:font-name-complex="DejaVu Sans Condensed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DejaVu Math TeX Gyre"/>
    </style:style>
    <style:style style:name="T9" style:family="text">
      <style:text-properties style:text-position="0% 100%" style:font-name="DejaVu Math TeX Gyre" officeooo:rsid="001a999b"/>
    </style:style>
    <style:style style:name="T10" style:family="text">
      <style:text-properties style:text-position="0% 100%" style:font-name="Liberation Serif1" officeooo:rsid="001a999b"/>
    </style:style>
    <style:style style:name="T11" style:family="text">
      <style:text-properties style:text-position="0% 100%" officeooo:rsid="001a999b"/>
    </style:style>
    <style:style style:name="T12" style:family="text">
      <style:text-properties style:text-position="0% 100%" officeooo:rsid="001cace9"/>
    </style:style>
    <style:style style:name="T13" style:family="text">
      <style:text-properties style:text-position="0% 100%" officeooo:rsid="001dca18"/>
    </style:style>
    <style:style style:name="T14" style:family="text">
      <style:text-properties style:text-position="0% 100%" style:font-name="DejaVu Sans Condensed" style:font-name-asian="DejaVu Sans Condensed" style:font-name-complex="DejaVu Sans Condensed"/>
    </style:style>
    <style:style style:name="T15" style:family="text">
      <style:text-properties style:text-position="0% 100%" style:font-name="DejaVu Sans Condensed" officeooo:rsid="001dca18" style:font-name-asian="DejaVu Sans Condensed" style:font-name-complex="DejaVu Sans Condense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bcc8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italic" style:font-weight-asian="normal" style:font-name-complex="Droid Sans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ffff00" draw:textarea-horizontal-align="justify" draw:textarea-vertical-align="middle" draw:auto-grow-height="false" fo:min-height="0.9618in" fo:min-width="2.3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ffff00" draw:textarea-horizontal-align="justify" draw:textarea-vertical-align="middle" draw:auto-grow-height="false" fo:min-height="0.3425in" fo:min-width="1.9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ffff00" draw:textarea-horizontal-align="justify" draw:textarea-vertical-align="middle" draw:auto-grow-height="false" fo:min-height="0.3425in" fo:min-width="2.6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" svg:stroke-width="0in" svg:stroke-color="#ffffff" draw:marker-start-width="0.139in" draw:marker-end-width="0.139in" svg:stroke-linecap="butt" draw:fill-color="#ffffff" draw:textarea-horizontal-align="justify" draw:textarea-vertical-align="top" draw:auto-grow-height="false" fo:min-height="0.7366in" fo:min-width="2.1311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LECTRO CHEMISTRY</text:p>
      <text:p text:style-name="P7">Types of <text:s/>Conductivity</text:p>
      <text:list xml:id="list3342794576" text:style-name="L1">
        <text:list-item>
          <text:p text:style-name="P8">Specific Conductance <text:span text:style-name="T1">(κ) =&gt; (kappa)</text:span></text:p>
        </text:list-item>
        <text:list-item>
          <text:p text:style-name="P9"><text:span text:style-name="T1">E</text:span>quivalent Conductance (Λ) =&gt; (Lambda</text:p>
        </text:list-item>
        <text:list-item>
          <text:p text:style-name="P9">Molar Conductance (Λ<text:span text:style-name="T2">m </text:span><text:span text:style-name="T7">or μ)</text:span></text:p>
        </text:list-item>
      </text:list>
      <text:p text:style-name="P10"><text:span text:style-name="T7"/></text:p>
      <text:p text:style-name="P13"><text:span text:style-name="T7">1. Specific Conductance:</text:span></text:p>
      <text:p text:style-name="P10"><draw:line text:anchor-type="paragraph" draw:z-index="2" draw:name="Vertical line 1" draw:style-name="gr4" draw:text-style-name="P17" svg:x1="1.6862in" svg:y1="0.0992in" svg:x2="1.6862in" svg:y2="0.9681in"><text:p/></draw:line><text:span text:style-name="T7"/></text:p>
      <text:p text:style-name="P10"><draw:custom-shape text:anchor-type="paragraph" draw:z-index="1" draw:name="Shape 1" draw:style-name="gr5" draw:text-style-name="P19" svg:width="2.1315in" svg:height="0.737in" svg:x="1.9929in" svg:y="0.0201in"><text:p>L= Conductance of Solution</text:p><text:p text:style-name="P18"><text:span text:style-name="T18">l = Distance between electrodes</text:span></text:p><text:p text:style-name="P15"><text:span text:style-name="T18">A = Are of surface of </text:span><text:span text:style-name="T22">Electrode</text:span></text:p><draw:enhanced-geometry svg:viewBox="0 0 21600 21600" draw:type="rectangle" draw:enhanced-path="M 0 0 L 21600 0 21600 21600 0 21600 0 0 Z N"/></draw:custom-shape><text:span text:style-name="T7"><draw:frame draw:style-name="fr1" draw:name="Object1" text:anchor-type="as-char" svg:y="-0.2437in" svg:width="0.722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><draw:frame draw:style-name="fr1" draw:name="Object2" text:anchor-type="as-char" svg:y="-0.2437in" svg:width="0.4717in" svg:height="0.392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1">Unit of κ , CGI: mho.cm<text:span text:style-name="T3">-1</text:span><text:span text:style-name="T7"> or Ω</text:span><text:span text:style-name="T3">-1</text:span><text:span text:style-name="T7">cm</text:span><text:span text:style-name="T3">-1 </text:span><text:span text:style-name="T7">. SI: Sm</text:span><text:span text:style-name="T3">-1</text:span></text:p>
      <text:p text:style-name="P11"><text:span text:style-name="T7"/></text:p>
      <text:p text:style-name="P11"><text:span text:style-name="T7"/></text:p>
      <text:p text:style-name="P13"><text:span text:style-name="T7">2. Equivalent Conductance:</text:span></text:p>
      <text:p text:style-name="P11"><draw:custom-shape text:anchor-type="paragraph" draw:z-index="5" draw:name="Shape 2" draw:style-name="gr3" draw:text-style-name="P16" svg:width="2.6752in" svg:height="0.3425in" svg:x="2.5201in" svg:y="0.0591in"><text:p><text:span text:style-name="T18"/></text:p><text:p><text:span text:style-name="T18"><text:s text:c="2"/></text:span><text:span text:style-name="T18">C =</text:span><text:span text:style-name="T21"> Gram Equivalent Mass/Liter</text:span></text:p><text:p text:style-name="P15"><text:span text:style-name="T20"><text:s/></text:span></text:p><draw:enhanced-geometry svg:viewBox="0 0 21600 21600" draw:mirror-horizontal="false" draw:mirror-vertical="false" draw:type="rectangle" draw:enhanced-path="M 0 0 L 21600 0 21600 21600 0 21600 0 0 Z N"/></draw:custom-shape><text:span text:style-name="T7"><draw:frame draw:style-name="fr1" draw:name="Object3" text:anchor-type="as-char" svg:y="-0.2681in" svg:width="1.7228in" svg:height="0.4165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7"><text:s text:c="9"/></text:span></text:p>
      <text:p text:style-name="P12"><text:span text:style-name="T7"/></text:p>
      <text:p text:style-name="P12"><text:span text:style-name="T7">Here, </text:span><text:span text:style-name="T7"><draw:frame draw:style-name="fr1" draw:name="Object4" text:anchor-type="as-char" svg:y="-0.2437in" svg:width="1.4339in" svg:height="0.3929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><text:span text:style-name="T7"/></text:p>
      <text:p text:style-name="P12"><text:span text:style-name="T7"><text:s/>And, </text:span><text:span text:style-name="T7"><draw:frame draw:style-name="fr1" draw:name="Object5" text:anchor-type="as-char" svg:y="-0.2437in" svg:width="2.6965in" svg:height="0.3929in" draw:z-index="7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2"><text:span text:style-name="T7">Example: <text:s/>Equivalent Mass of <text:s/>Na</text:span><text:span text:style-name="T2">2</text:span><text:span text:style-name="T7">CO</text:span><text:span text:style-name="T2">3</text:span><text:span text:style-name="T7"> is (106/2), because cation Na</text:span><text:span text:style-name="T3">+</text:span><text:span text:style-name="T7"> has a positive charge of 2.</text:span></text:p>
      <text:p text:style-name="P12"><text:span text:style-name="T7"/></text:p>
      <text:p text:style-name="P12"><text:span text:style-name="T7">Unit of Equivalent conductance</text:span><text:span text:style-name="T11">(</text:span><text:span text:style-name="T9">Λ</text:span><text:span text:style-name="T11">)</text:span><text:span text:style-name="T7"> </text:span><text:span text:style-name="T10">Ω</text:span><text:span text:style-name="T4">-1</text:span><text:span text:style-name="T11"> cm</text:span><text:span text:style-name="T4">-1</text:span><text:span text:style-name="T11">. (g. eqv)</text:span><text:span text:style-name="T4">-1</text:span><text:span text:style-name="T7"> <text:s/></text:span><text:span text:style-name="T11">or in SI: S.m</text:span><text:span text:style-name="T4">2</text:span><text:span text:style-name="T11">.(g. Eqv)</text:span><text:span text:style-name="T4">-1</text:span></text:p>
      <text:p text:style-name="P12"><text:span text:style-name="T4"/></text:p>
      <text:p text:style-name="P14"><text:span text:style-name="T16">3. Molar Conductance:</text:span></text:p>
      <text:p text:style-name="P14"><text:span text:style-name="T16"/></text:p>
      <text:p text:style-name="P1"><draw:custom-shape text:anchor-type="paragraph" draw:z-index="9" draw:name="Shape 3" draw:style-name="gr2" draw:text-style-name="P16" svg:width="1.9823in" svg:height="0.3425in" svg:x="2.5201in" svg:y="0.0591in"><text:p><text:span text:style-name="T18"/></text:p><text:p><text:span text:style-name="T18"><text:s text:c="3"/></text:span><text:span text:style-name="T18">M =</text:span><text:span text:style-name="T21">Moles of Electrolyte</text:span></text:p><text:p text:style-name="P15"><text:span text:style-name="T20"/></text:p><draw:enhanced-geometry svg:viewBox="0 0 21600 21600" draw:mirror-horizontal="false" draw:mirror-vertical="false" draw:type="rectangle" draw:enhanced-path="M 0 0 L 21600 0 21600 21600 0 21600 0 0 Z N"/></draw:custom-shape><text:span text:style-name="T9"><draw:frame draw:style-name="fr1" draw:name="Object6" text:anchor-type="as-char" svg:y="-0.2681in" svg:width="1.7984in" svg:height="0.4165in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9"/></text:p>
      <text:p text:style-name="P5"><text:span text:style-name="T8">Cell Constant = </text:span><text:span text:style-name="T8"><draw:frame draw:style-name="fr1" draw:name="Object7" text:anchor-type="as-char" svg:y="-0.2437in" svg:width="0.2398in" svg:height="0.3929in" draw:z-index="10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><text:span text:style-name="T8"/></text:p>
      <text:p text:style-name="P5"><text:span text:style-name="T8">Faraday’s First law of Electrolysis:</text:span></text:p>
      <text:p text:style-name="P5"><draw:custom-shape text:anchor-type="paragraph" draw:z-index="12" draw:name="Shape 4" draw:style-name="gr1" draw:text-style-name="P16" svg:width="2.3941in" svg:height="0.9622in" svg:x="2.6693in" svg:y="0.0571in"><text:p><text:span text:style-name="T18"/></text:p><text:p><text:span text:style-name="T18"><text:s text:c="2"/></text:span><text:span text:style-name="T18">Z = Electrochemical equivalent</text:span></text:p><text:p><text:span text:style-name="T19"><text:s text:c="2"/></text:span><text:span text:style-name="T19">Z = W/Q</text:span></text:p><text:p><text:span text:style-name="T18"/></text:p><text:p text:style-name="P15"><text:span text:style-name="T20"/></text:p><draw:enhanced-geometry svg:viewBox="0 0 21600 21600" draw:mirror-horizontal="false" draw:mirror-vertical="false" draw:type="rectangle" draw:enhanced-path="M 0 0 L 21600 0 21600 21600 0 21600 0 0 Z N"/></draw:custom-shape><text:span text:style-name="T8"/></text:p>
      <text:p text:style-name="P5"><draw:frame draw:style-name="fr1" draw:name="Object8" text:anchor-type="as-char" svg:y="-0.3138in" svg:width="0.6217in" svg:height="0.5689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5"><draw:frame draw:style-name="fr1" draw:name="Object9" text:anchor-type="as-char" svg:y="-0.2437in" svg:width="2.0429in" svg:height="0.3929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* <text:span text:style-name="T17">Nernest Equation of Electric Cell Potential</text:span></text:p>
      <text:p text:style-name="P5"><text:soft-page-break/><draw:frame draw:style-name="fr1" draw:name="Object10" text:anchor-type="as-char" svg:y="-0.2437in" svg:width="1.4154in" svg:height="0.3929in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draw:frame draw:style-name="fr1" draw:name="Object11" text:anchor-type="as-char" svg:y="-0.2437in" svg:width="2.0016in" svg:height="0.3929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2">Here, <text:s/>E<text:span text:style-name="T2">cell</text:span><text:span text:style-name="T7"> = Potential of Battery or Cell in a nonstandard Temperature</text:span></text:p>
      <text:p text:style-name="P2"><text:span text:style-name="T7"><text:s text:c="10"/>E</text:span><text:span text:style-name="T3">o</text:span><text:span text:style-name="T2">cell </text:span><text:span text:style-name="T7">= Potential of Battery or Cell in a Standard Temperature </text:span></text:p>
      <text:p text:style-name="P2"><text:span text:style-name="T7"><text:s text:c="8"/><text:tab/>R = Ideal Gas Constant</text:span></text:p>
      <text:p text:style-name="P2"><text:span text:style-name="T7"><text:tab/>T = Temperature in Kelvin Scale</text:span></text:p>
      <text:p text:style-name="P2"><text:span text:style-name="T7"><text:tab/>F =</text:span><text:span text:style-name="T12"> Faraday’s Constant Charge</text:span></text:p>
      <text:p text:style-name="P2"><text:span text:style-name="T12"><text:tab/>Q = Ratio of Product Ion(s) and Reactant ion(s) = </text:span><text:span text:style-name="T12"><draw:frame draw:style-name="fr1" draw:name="Object12" text:anchor-type="as-char" svg:y="-0.2728in" svg:width="1.1252in" svg:height="0.4508in" draw:z-index="16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span text:style-name="T12"><text:tab/>Example of Q:</text:span></text:p>
      <text:p text:style-name="P2"><text:span text:style-name="T12"><text:tab/>Suppose the full Redox reaction is following:</text:span></text:p>
      <text:p text:style-name="P2"><text:span text:style-name="T12"><text:tab/></text:span><text:span text:style-name="T12"><draw:frame draw:style-name="fr1" draw:name="Object13" text:anchor-type="as-char" svg:y="-0.172in" svg:width="2.5055in" svg:height="0.2193in" draw:z-index="1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"><text:span text:style-name="T12"><text:tab/>then , </text:span><text:span text:style-name="T12"><draw:frame draw:style-name="fr1" draw:name="Object14" text:anchor-type="as-char" svg:y="-0.2728in" svg:width="0.7874in" svg:height="0.4508in" draw:z-index="1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"><text:span text:style-name="T12"/></text:p>
      <text:p text:style-name="P2"><text:span text:style-name="T12"><text:tab/>n = Change of Charges;</text:span></text:p>
      <text:p text:style-name="P2"><text:span text:style-name="T12"/></text:p>
      <text:p text:style-name="P3"><text:span text:style-name="T7">for example :</text:span></text:p>
      <text:p text:style-name="P3"><text:span text:style-name="T7">if half oxidizing reaction is </text:span></text:p>
      <text:p text:style-name="P3"><text:span text:style-name="T7">Zn(s) </text:span><text:span text:style-name="T15">⟶ Zn</text:span><text:span text:style-name="T6">2+</text:span><text:span text:style-name="T15">(aq) + 2e</text:span><text:span text:style-name="T6">-</text:span></text:p>
      <text:p text:style-name="P3"><text:span text:style-name="T15"/></text:p>
      <text:p text:style-name="P4"><text:span text:style-name="T14">and reducing half reaction is: </text:span></text:p>
      <text:p text:style-name="P4"><text:span text:style-name="T14">Cu</text:span><text:span text:style-name="T5">2+</text:span><text:span text:style-name="T14"> (aq) + 2e</text:span><text:span text:style-name="T5">-</text:span><text:span text:style-name="T14"> ⟶ Cu(s)</text:span></text:p>
      <text:p text:style-name="P4"><text:span text:style-name="T14"/></text:p>
      <text:p text:style-name="P4"><text:span text:style-name="T14">then , n = 2</text:span></text:p>
      <text:p text:style-name="P2"><text:span text:style-name="T1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/>
    <style:font-face style:name="DejaVu Sans" svg:font-family="'DejaVu Sans'" style:font-family-generic="swiss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Source Code Pro" svg:font-family="'Source Code Pro'" style:font-pitch="fixed"/>
    <style:font-face style:name="Source Code Variable" svg:font-family="'Source Code Variable'" style:font-pitch="fixed"/>
    <style:font-face style:name="Source Han Sans CN" svg:font-family="'Source Han Sans CN'" style:font-family-generic="system" style:font-pitch="variable"/>
    <style:font-face style:name="Source Sans Variable" svg:font-family="'Source Sans Variable'" style:font-family-generic="swiss" style:font-pitch="variable"/>
    <style:font-face style:name="Ubuntu" svg:font-family="Ubuntu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01:55:07.277728917</meta:creation-date>
    <dc:date>2021-11-12T03:53:28.222209461</dc:date>
    <meta:editing-duration>PT5M53S</meta:editing-duration>
    <meta:editing-cycles>2</meta:editing-cycles>
    <meta:generator>LibreOffice/7.2.1.2$Linux_X86_64 LibreOffice_project/20$Build-2</meta:generator>
    <meta:document-statistic meta:table-count="0" meta:image-count="0" meta:object-count="14" meta:page-count="2" meta:paragraph-count="42" meta:word-count="184" meta:character-count="1070" meta:non-whitespace-character-count="870"/>
  </office:meta>
</office:document-meta>
</file>

<file path=Object 1/content.xml><?xml version="1.0" encoding="utf-8"?>
<math xmlns="http://www.w3.org/1998/Math/MathML" display="block">
  <semantics>
    <mrow>
      <mi>κ</mi>
      <mo stretchy="false">=</mo>
      <mrow>
        <mi>L</mi>
        <mo stretchy="false">×</mo>
        <mfrac>
          <mi>l</mi>
          <mi>A</mi>
        </mfrac>
      </mrow>
    </mrow>
    <annotation encoding="StarMath 5.0">%kappa = L times {l over A}</annotation>
  </semantics>
</math>
</file>

<file path=Object 10/content.xml><?xml version="1.0" encoding="utf-8"?>
<math xmlns="http://www.w3.org/1998/Math/MathML" display="block">
  <semantics>
    <mrow>
      <mrow>
        <msub>
          <mi>E</mi>
          <mi mathvariant="italic">cell</mi>
        </msub>
        <mo stretchy="false">=</mo>
        <mrow>
          <msubsup>
            <mi>E</mi>
            <mi mathvariant="italic">cell</mi>
            <mi>o</mi>
          </msubsup>
          <mo stretchy="false">−</mo>
          <mfrac>
            <mi mathvariant="italic">RT</mi>
            <mi mathvariant="italic">nF</mi>
          </mfrac>
        </mrow>
      </mrow>
      <mi mathvariant="italic">lnQ</mi>
    </mrow>
    <annotation encoding="StarMath 5.0">E_cell = E^o_cell - { RT } over { nF } lnQ</annotation>
  </semantics>
</math>
</file>

<file path=Object 11/content.xml><?xml version="1.0" encoding="utf-8"?>
<math xmlns="http://www.w3.org/1998/Math/MathML" display="block">
  <semantics>
    <mrow>
      <msub>
        <mi>E</mi>
        <mi mathvariant="italic">cell</mi>
      </msub>
      <mo stretchy="false">=</mo>
      <mrow>
        <msubsup>
          <mi>E</mi>
          <mi mathvariant="italic">cell</mi>
          <mi>o</mi>
        </msubsup>
        <mo stretchy="false">−</mo>
        <mrow>
          <mfrac>
            <mrow>
              <mn>0.0592</mn>
              <mi>V</mi>
            </mrow>
            <mi>n</mi>
          </mfrac>
          <mo stretchy="false">×</mo>
          <mi mathvariant="italic">logQ</mi>
        </mrow>
      </mrow>
    </mrow>
    <annotation encoding="StarMath 5.0">E_cell = E^o_cell - { 0.0592V } over { n } times logQ</annotation>
  </semantics>
</math>
</file>

<file path=Object 12/content.xml><?xml version="1.0" encoding="utf-8"?>
<math xmlns="http://www.w3.org/1998/Math/MathML" display="block">
  <semantics>
    <mfrac>
      <msup>
        <mrow>
          <mo fence="true" form="prefix" stretchy="false">[</mo>
          <mrow>
            <mrow>
              <mi mathvariant="italic">Product</mi>
              <mi mathvariant="italic">ion</mi>
            </mrow>
          </mrow>
          <mo fence="true" form="postfix" stretchy="false">]</mo>
        </mrow>
        <mi>x</mi>
      </msup>
      <msup>
        <mrow>
          <mo fence="true" form="prefix" stretchy="false">[</mo>
          <mrow>
            <mrow>
              <mi mathvariant="italic">Reactant</mi>
              <mi mathvariant="italic">ion</mi>
            </mrow>
          </mrow>
          <mo fence="true" form="postfix" stretchy="false">]</mo>
        </mrow>
        <mi>y</mi>
      </msup>
    </mfrac>
    <annotation encoding="StarMath 5.0">[ Product ion ]^x over [ Reactant ion ]^y</annotation>
  </semantics>
</math>
</file>

<file path=Object 13/content.xml><?xml version="1.0" encoding="utf-8"?>
<math xmlns="http://www.w3.org/1998/Math/MathML" display="block">
  <semantics>
    <mrow>
      <mi mathvariant="italic">Zn</mi>
      <mrow>
        <mrow>
          <mo fence="true" form="prefix" stretchy="false">(</mo>
          <mrow>
            <mi>s</mi>
          </mrow>
          <mo fence="true" form="postfix" stretchy="false">)</mo>
        </mrow>
        <mo stretchy="false">+</mo>
        <msup>
          <mi mathvariant="italic">Cu</mi>
          <mrow>
            <mn>2</mn>
            <mtext>+</mtext>
          </mrow>
        </msup>
      </mrow>
      <mrow>
        <mo fence="true" form="prefix" stretchy="false">(</mo>
        <mrow>
          <mi mathvariant="italic">aq</mi>
        </mrow>
        <mo fence="true" form="postfix" stretchy="false">)</mo>
      </mrow>
      <mi mathvariant="normal">→</mi>
      <msup>
        <mi mathvariant="italic">Zn</mi>
        <mrow>
          <mn>2</mn>
          <mtext>+</mtext>
        </mrow>
      </msup>
      <mrow>
        <mrow>
          <mo fence="true" form="prefix" stretchy="false">(</mo>
          <mrow>
            <mi mathvariant="italic">aq</mi>
          </mrow>
          <mo fence="true" form="postfix" stretchy="false">)</mo>
        </mrow>
        <mo stretchy="false">+</mo>
        <mi mathvariant="italic">Cu</mi>
      </mrow>
      <mrow>
        <mo fence="true" form="prefix" stretchy="false">(</mo>
        <mrow>
          <mi>s</mi>
        </mrow>
        <mo fence="true" form="postfix" stretchy="false">)</mo>
      </mrow>
    </mrow>
    <annotation encoding="StarMath 5.0">Zn(s) + Cu^{ 2"+" } ( aq )  %Ux2192  Zn^{ 2"+" }( aq ) + Cu ( s )</annotation>
  </semantics>
</math>
</file>

<file path=Object 14/content.xml><?xml version="1.0" encoding="utf-8"?>
<math xmlns="http://www.w3.org/1998/Math/MathML" display="block">
  <semantics>
    <mrow>
      <mi>Q</mi>
      <mo stretchy="false">=</mo>
      <mfrac>
        <mrow>
          <mo fence="true" form="prefix" stretchy="false">[</mo>
          <mrow>
            <msup>
              <mi>Z</mi>
              <mtext>2+</mtext>
            </msup>
          </mrow>
          <mo fence="true" form="postfix" stretchy="false">]</mo>
        </mrow>
        <mrow>
          <mo fence="true" form="prefix" stretchy="false">[</mo>
          <mrow>
            <msup>
              <mi mathvariant="italic">Cu</mi>
              <mtext>2+</mtext>
            </msup>
          </mrow>
          <mo fence="true" form="postfix" stretchy="false">]</mo>
        </mrow>
      </mfrac>
    </mrow>
    <annotation encoding="StarMath 5.0">Q = [ Z^"2+" ] over [ Cu^"2+" ]</annotation>
  </semantics>
</math>
</file>

<file path=Object 2/content.xml><?xml version="1.0" encoding="utf-8"?>
<math xmlns="http://www.w3.org/1998/Math/MathML" display="block">
  <semantics>
    <mrow>
      <mi>L</mi>
      <mo stretchy="false">=</mo>
      <mfrac>
        <mn>1</mn>
        <mi>R</mi>
      </mfrac>
    </mrow>
    <annotation encoding="StarMath 5.0">L = 1 over R</annotation>
  </semantics>
</math>
</file>

<file path=Object 3/content.xml><?xml version="1.0" encoding="utf-8"?>
<math xmlns="http://www.w3.org/1998/Math/MathML" display="block">
  <semantics>
    <mrow>
      <mi mathvariant="normal">Λ</mi>
      <mo stretchy="false">=</mo>
      <mrow>
        <mi>κ</mi>
        <mo stretchy="false">×</mo>
        <mfrac>
          <mrow>
            <mn>1000</mn>
            <msup>
              <mi mathvariant="italic">cm</mi>
              <mn>3</mn>
            </msup>
          </mrow>
          <mi>C</mi>
        </mfrac>
      </mrow>
      <mo stretchy="false">=</mo>
      <mrow>
        <mi>κ</mi>
        <mo stretchy="false">×</mo>
        <mi>V</mi>
      </mrow>
    </mrow>
    <annotation encoding="StarMath 5.0">%LAMBDA = %kappa times { {1000 cm^3} over C } = %kappa times V</annotation>
  </semantics>
</math>
</file>

<file path=Object 4/content.xml><?xml version="1.0" encoding="utf-8"?>
<math xmlns="http://www.w3.org/1998/Math/MathML" display="block">
  <semantics>
    <mrow>
      <mi>C</mi>
      <mo stretchy="false">=</mo>
      <mfrac>
        <mrow>
          <mi mathvariant="italic">equivalent</mi>
          <mi mathvariant="italic">mass</mi>
        </mrow>
        <mrow>
          <mi mathvariant="italic">Volume</mi>
          <mtext>in</mtext>
          <mi mathvariant="italic">Liter</mi>
        </mrow>
      </mfrac>
    </mrow>
    <annotation encoding="StarMath 5.0">C = {equivalent mass} over { Volume "in" Liter }</annotation>
  </semantics>
</math>
</file>

<file path=Object 5/content.xml><?xml version="1.0" encoding="utf-8"?>
<math xmlns="http://www.w3.org/1998/Math/MathML" display="block">
  <semantics>
    <mrow>
      <mi mathvariant="italic">equivalent</mi>
      <mrow>
        <mi mathvariant="italic">mass</mi>
        <mo stretchy="false">=</mo>
        <mfrac>
          <mrow>
            <mi mathvariant="italic">Atomic</mi>
            <mi mathvariant="italic">mass</mi>
            <mtext>in</mtext>
            <mi mathvariant="italic">gram</mi>
          </mrow>
          <mrow>
            <mi mathvariant="italic">Charge</mi>
            <mtext>of</mtext>
            <mi mathvariant="italic">cation</mi>
          </mrow>
        </mfrac>
      </mrow>
    </mrow>
    <annotation encoding="StarMath 5.0">equivalent mass = { Atomic mass "in" gram } over { Charge "of" cation }</annotation>
  </semantics>
</math>
</file>

<file path=Object 6/content.xml><?xml version="1.0" encoding="utf-8"?>
<math xmlns="http://www.w3.org/1998/Math/MathML" display="block">
  <semantics>
    <mrow>
      <msub>
        <mi>Λ</mi>
        <mi>m</mi>
      </msub>
      <mo stretchy="false">=</mo>
      <mrow>
        <mi>κ</mi>
        <mo stretchy="false">×</mo>
        <mi>V</mi>
      </mrow>
      <mo stretchy="false">=</mo>
      <mrow>
        <mi>κ</mi>
        <mo stretchy="false">×</mo>
        <mfrac>
          <mrow>
            <mn>1000</mn>
            <msup>
              <mi mathvariant="italic">cm</mi>
              <mn>2</mn>
            </msup>
          </mrow>
          <mi>M</mi>
        </mfrac>
      </mrow>
    </mrow>
    <annotation encoding="StarMath 5.0">Λ_m = %kappa times V = %kappa times { {1000cm^2} over M }</annotation>
  </semantics>
</math>
</file>

<file path=Object 7/content.xml><?xml version="1.0" encoding="utf-8"?>
<math xmlns="http://www.w3.org/1998/Math/MathML" display="block">
  <semantics>
    <mfrac>
      <mi>l</mi>
      <mi>A</mi>
    </mfrac>
    <annotation encoding="StarMath 5.0">l over A</annotation>
  </semantics>
</math>
</file>

<file path=Object 8/content.xml><?xml version="1.0" encoding="utf-8"?>
<math xmlns="http://www.w3.org/1998/Math/MathML" display="block">
  <semantics>
    <mtable>
      <mtr>
        <mtd>
          <mrow>
            <mi>W</mi>
            <mo stretchy="false">=</mo>
            <mi mathvariant="italic">ZQ</mi>
          </mrow>
        </mtd>
      </mtr>
      <mtr>
        <mtd>
          <mrow>
            <mi>Q</mi>
            <mo stretchy="false">=</mo>
            <mrow>
              <mi>I</mi>
              <mo stretchy="false">×</mo>
              <mi>t</mi>
            </mrow>
          </mrow>
        </mtd>
      </mtr>
      <mtr>
        <mtd>
          <mrow>
            <mi>W</mi>
            <mo stretchy="false">=</mo>
            <mi mathvariant="italic">ZIt</mi>
          </mrow>
        </mtd>
      </mtr>
    </mtable>
    <annotation encoding="StarMath 5.0">W = ZQ newline Q=I times t newline W = ZIt</annotation>
  </semantics>
</math>
</file>

<file path=Object 9/content.xml><?xml version="1.0" encoding="utf-8"?>
<math xmlns="http://www.w3.org/1998/Math/MathML" display="block">
  <semantics>
    <mrow>
      <mi>Z</mi>
      <mo stretchy="false">=</mo>
      <mfrac>
        <mi>W</mi>
        <mi>Q</mi>
      </mfrac>
      <mo stretchy="false">=</mo>
      <mfrac>
        <mrow>
          <mi mathvariant="italic">atomic</mi>
          <mi mathvariant="italic">mass</mi>
          <mtext>in</mtext>
          <mi mathvariant="italic">gram</mi>
        </mrow>
        <mrow>
          <mi mathvariant="italic">valency</mi>
          <mo stretchy="false">×</mo>
          <mn>96473</mn>
        </mrow>
      </mfrac>
    </mrow>
    <annotation encoding="StarMath 5.0">Z = W over Q =  { atomic mass "in" gram } over { valency times 96473 }</annotation>
  </semantics>
</math>
</file>